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Davide Masserut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44b611">1. Tasks</text:a></text:p>
          <text:p text:style-name="Contents_20_2"><text:a xlink:type="simple" xlink:href="#orgbc1695b">1.1. <text:span text:style-name="OrgTodo">DONE</text:span> Start new org file for tutorial</text:a></text:p>
          <text:p text:style-name="Contents_20_2"><text:a xlink:type="simple" xlink:href="#org783880d">1.2. <text:span text:style-name="OrgTodo">DONE</text:span> Outline document</text:a></text:p>
          <text:p text:style-name="Contents_20_2"><text:a xlink:type="simple" xlink:href="#org2bb9578">1.3. <text:span text:style-name="OrgTodo">TODO</text:span> Write introduct</text:a></text:p>
          <text:p text:style-name="Contents_20_1"><text:a xlink:type="simple" xlink:href="#orgd3d3ba8">2. Introduction</text:a></text:p>
          <text:p text:style-name="Contents_20_2"><text:a xlink:type="simple" xlink:href="#orgc82168f">2.1. Obtaining org-mode</text:a></text:p>
          <text:p text:style-name="Contents_20_2"><text:a xlink:type="simple" xlink:href="#org7b47d69">2.2. Installation</text:a></text:p>
          <text:p text:style-name="Contents_20_2"><text:a xlink:type="simple" xlink:href="#org8d7c28d">2.3. Configuration</text:a></text:p>
          <text:p text:style-name="Contents_20_1"><text:a xlink:type="simple" xlink:href="#org851986a">3. The basics</text:a></text:p>
          <text:p text:style-name="Contents_20_2"><text:a xlink:type="simple" xlink:href="#org8af4b0b">3.1. Creating a new file</text:a></text:p>
          <text:p text:style-name="Contents_20_2"><text:a xlink:type="simple" xlink:href="#org088af53">3.2. Simple task list</text:a></text:p>
          <text:p text:style-name="Contents_20_2"><text:a xlink:type="simple" xlink:href="#org19f9c37">3.3. Using headlines to structure a document</text:a></text:p>
          <text:p text:style-name="Contents_20_2"><text:a xlink:type="simple" xlink:href="#org127c31e">3.4. Links to other places</text:a></text:p>
          <text:p text:style-name="Contents_20_2"><text:a xlink:type="simple" xlink:href="#orgf66b3d8">3.5. Adding to other places</text:a></text:p>
          <text:p text:style-name="Contents_20_2"><text:a xlink:type="simple" xlink:href="#org703dc8c">3.6. Adding notes to a task</text:a></text:p>
          <text:p text:style-name="Contents_20_2"><text:a xlink:type="simple" xlink:href="#org61b1f23">3.7. Scheduling an appointment</text:a></text:p>
          <text:p text:style-name="Contents_20_2"><text:a xlink:type="simple" xlink:href="#org06164da">3.8. <text:span text:style-name="OrgTodo">TODO</text:span> Using the agenda <text:span text:style-name="OrgCode">[0%]</text:span></text:a></text:p>
        </text:index-body>
      </text:table-of-content>
      <text:h text:style-name="Heading_20_1" text:outline-level="1" text:is-list-header="false">
<text:bookmark-start text:name="OrgXref.org744b611"/>
<text:bookmark text:name="org744b611"/>Tasks
<text:bookmark-end text:name="OrgXref.org744b611"/></text:h>
      <text:h text:style-name="Heading_20_2" text:outline-level="2" text:is-list-header="false">
<text:bookmark-start text:name="OrgXref.orgbc1695b"/>
<text:bookmark text:name="orgbc1695b"/><text:span text:style-name="OrgDone">DONE</text:span> Start new org file for tutorial
<text:bookmark-end text:name="OrgXref.orgbc1695b"/></text:h>
      <text:h text:style-name="Heading_20_2" text:outline-level="2" text:is-list-header="false">
<text:bookmark-start text:name="OrgXref.org783880d"/>
<text:bookmark text:name="org783880d"/><text:span text:style-name="OrgDone">DONE</text:span> Outline document
<text:bookmark-end text:name="OrgXref.org783880d"/></text:h>
      <text:h text:style-name="Heading_20_2" text:outline-level="2" text:is-list-header="false">
<text:bookmark-start text:name="OrgXref.org2bb9578"/>
<text:bookmark text:name="org2bb9578"/><text:span text:style-name="OrgTodo">TODO</text:span> Write introduct
<text:bookmark-end text:name="OrgXref.org2bb9578"/></text:h>
      <text:h text:style-name="Heading_20_1" text:outline-level="1" text:is-list-header="false">
<text:bookmark-start text:name="OrgXref.orgd3d3ba8"/>
<text:bookmark text:name="orgd3d3ba8"/>Introduction
<text:bookmark-end text:name="OrgXref.orgd3d3ba8"/></text:h>
      <text:h text:style-name="Heading_20_2" text:outline-level="2" text:is-list-header="false">
<text:bookmark-start text:name="OrgXref.orgc82168f"/>
<text:bookmark text:name="orgc82168f"/>Obtaining org-mode
<text:bookmark-end text:name="OrgXref.orgc82168f"/></text:h>
      <text:h text:style-name="Heading_20_2" text:outline-level="2" text:is-list-header="false">
<text:bookmark-start text:name="OrgXref.org7b47d69"/>
<text:bookmark text:name="org7b47d69"/>Installation
<text:bookmark-end text:name="OrgXref.org7b47d69"/></text:h>
      <text:h text:style-name="Heading_20_2" text:outline-level="2" text:is-list-header="false">
<text:bookmark-start text:name="OrgXref.org8d7c28d"/>
<text:bookmark text:name="org8d7c28d"/>Configuration
<text:bookmark-end text:name="OrgXref.org8d7c28d"/></text:h>
      <text:h text:style-name="Heading_20_1" text:outline-level="1" text:is-list-header="false">
<text:bookmark-start text:name="OrgXref.org851986a"/>
<text:bookmark text:name="org851986a"/>The basics
<text:bookmark-end text:name="OrgXref.org851986a"/></text:h>
      <text:h text:style-name="Heading_20_2" text:outline-level="2" text:is-list-header="false">
<text:bookmark-start text:name="OrgXref.org8af4b0b"/>
<text:bookmark text:name="org8af4b0b"/>Creating a new file
<text:bookmark-end text:name="OrgXref.org8af4b0b"/></text:h>
      <text:h text:style-name="Heading_20_2" text:outline-level="2" text:is-list-header="false">
<text:bookmark-start text:name="OrgXref.org088af53"/>
<text:bookmark text:name="org088af53"/>Simple task list
<text:bookmark-end text:name="OrgXref.org088af53"/></text:h>
      <text:h text:style-name="Heading_20_2" text:outline-level="2" text:is-list-header="false">
<text:bookmark-start text:name="OrgXref.org19f9c37"/>
<text:bookmark text:name="org19f9c37"/>Using headlines to structure a document
<text:bookmark-end text:name="OrgXref.org19f9c37"/></text:h>
      <text:h text:style-name="Heading_20_2" text:outline-level="2" text:is-list-header="false">
<text:bookmark-start text:name="OrgXref.org127c31e"/>
<text:bookmark text:name="org127c31e"/>Links to other places
<text:bookmark-end text:name="OrgXref.org127c31e"/></text:h>
      <text:h text:style-name="Heading_20_2" text:outline-level="2" text:is-list-header="false">
<text:bookmark-start text:name="OrgXref.orgf66b3d8"/>
<text:bookmark text:name="orgf66b3d8"/>Adding to other places
<text:bookmark-end text:name="OrgXref.orgf66b3d8"/></text:h>
      <text:h text:style-name="Heading_20_2" text:outline-level="2" text:is-list-header="false">
<text:bookmark-start text:name="OrgXref.org703dc8c"/>
<text:bookmark text:name="org703dc8c"/>Adding notes to a task
<text:bookmark-end text:name="OrgXref.org703dc8c"/></text:h>
      <text:h text:style-name="Heading_20_2" text:outline-level="2" text:is-list-header="false">
<text:bookmark-start text:name="OrgXref.org61b1f23"/>
<text:bookmark text:name="org61b1f23"/>Scheduling an appointment
<text:bookmark-end text:name="OrgXref.org61b1f23"/></text:h>
      <text:h text:style-name="Heading_20_2" text:outline-level="2" text:is-list-header="false">
<text:bookmark-start text:name="OrgXref.org06164da"/>
<text:bookmark text:name="org06164da"/><text:span text:style-name="OrgTodo">TODO</text:span> Using the agenda <text:span text:style-name="OrgCode">[0%]</text:span>
<text:bookmark-end text:name="OrgXref.org06164da"/></text:h>
      <text:list text:style-name="OrgBulletedList" text:continue-numbering="false">
        <text:list-item>
          <text:p text:style-name="Text_20_body"><text:span text:style-name="OrgCode">[ ] </text:span>cazzo
</text:p>
        </text:list-item>
        <text:list-item>
          <text:p text:style-name="Text_20_body"><text:span text:style-name="OrgCode">[ ] </text:span>pene
</text:p>
        </text:list-item>
      </text:list>
      <text:p text:style-name="Text_20_body">Download from <text:a xlink:type="simple" xlink:href="https://staff.science.uva.nl/~dominik/Tools/org/">org-mode home page.</text:a>
<text:a xlink:type="simple" xlink:href="file:///home/davide/.emacs"><text:a xlink:type="simple" xlink:href="file:///home/davide/.emacs">file:///home/davide/.emacs</text:a></text:a>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1</text:p>
              </table:table-cell>
              <table:table-cell table:style-name="OrgTblCellT">
                <text:p text:style-name="OrgTableContentsLeft">2</text:p>
              </table:table-cell>
            </table:table-row>
            <table:table-row>
              <table:table-cell table:style-name="OrgTblCell">
                <text:p text:style-name="OrgTableContentsLeft">cazzone</text:p>
              </table:table-cell>
              <table:table-cell table:style-name="OrgTblCell">
                <text:p text:style-name="OrgTableContentsLeft">faccia da merda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vide Masserut</dc:creator>
    <meta:initial-creator>Davide Masserut</meta:initial-creator>
    <dc:date>2017-07-04T10:35:03</dc:date>
    <meta:creation-date>2017-07-04T10:35:03</meta:creation-date>
    <meta:generator>Emacs 25.2.1 (Org mode 9.0.9)</meta:generator>
    <meta:keyword/>
    <dc:subject/>
    <dc:title/>
  </office:meta>
</office:document-meta>
</file>